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vyFileEditorInput.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FileEditorInput.getToolTip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FileEditorInpu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FileEditorInput.getPersis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FileEditorInput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FileEditorInput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FileEditorInput.getAdapter( Class adap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FileEditorInput.IvyFileEditorInput( IFile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FileEditorInput.getStor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FileEditorInpu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FileEditorInput.get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FileEditorInput.getImage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FileEditorInput.equals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